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e8b6" officeooo:paragraph-rsid="000ee8b6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size="14pt" fo:font-weight="bold" officeooo:paragraph-rsid="000ee8b6" style:font-size-asian="14pt" style:font-weight-asian="bold" style:font-size-complex="14pt" style:font-weight-complex="bold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ee8b6" style:text-blinking="false" fo:background-color="transparent" loext:char-shading-value="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ição: Universidade Federal de Minas Gerais</text:p>
      <text:p text:style-name="P4">Disciplina: Matemática Discreta / Professor: Loureiro</text:p>
      <text:p text:style-name="P4">Aluna: Lorena Mendes Peixoto</text:p>
      <text:p text:style-name="P4"/>
      <text:p text:style-name="P4"/>
      <text:p text:style-name="P5"><text:span text:style-name="T1">A Bilblioteca de Babel - </text:span>Jorge Luis Borges</text:p>
      <text:p text:style-name="P1"/>
      <text:p text:style-name="P1"/>
      <text:p text:style-name="P1"><text:bookmark text:name="docs-internal-guid-43b2b548-1ece-0532-d404-97e46080c94d"/><office:annotation office:name="__Fieldmark__2_2041861798"><dc:creator>Unknown Author</dc:creator><dc:date>2017-07-07T17:52:22</dc:date><text:list text:style-name=""><text:list-item><text:p text:style-name="P6"><text:span text:style-name="T2">Faz referência aos conjuntos numéricos, especialmente a um conjunto infinito.</text:span></text:p></text:list-item></text:list></office:annotation>O UNIVERSO (que outros chamam a Biblioteca) compõe-se de um número indefinido, e talvez infinito, de galerias hexagonais, com vastos poços de ventilação no centro, cercados por balaustradas baixíssimas. De qualquer hexágono, vêem-se os andares inferiores e superiores: interminavelmente.<office:annotation-end office:name="__Fieldmark__2_2041861798"/></text:p>
      <text:p text:style-name="P1"><office:annotation office:name="__Fieldmark__116_945666948"><dc:creator>Unknown Author</dc:creator><dc:date>2017-07-07T17:56:54.526296122</dc:date><text:list text:continue-numbering="true" text:style-name=""><text:list-item><text:p text:style-name="P6"><text:span text:style-name="T2">Distribuição.</text:span></text:p></text:list-item></text:list></office:annotation>A distribuição das galerias é invariável. Vinte prateleiras, em cinco longas estantes de cada lado, cobrem todos os lados menos dois; sua altura, que é a dos andares, excede apenas a de um bibliotecário normal.<office:annotation-end office:name="__Fieldmark__116_945666948"/></text:p>
      <text:p text:style-name="P1">Uma das faces livres dá para um estreito vestíbulo, que desemboca em outra galeria, idêntica à primeira e a todas. À esquerda e à direita do vestíbulo, há dois sanitários minúsculos. Um permite dormir em pé; outro, satisfazer as necessidades físicas. Por aí passa a escada espiral, que se abisma e se eleva ao infinito.</text:p>
      <text:p text:style-name="P1">No vestíbulo há um espelho, que fielmente duplica as aparências. Os homens costumam inferir desse espelho que a Biblioteca não é infinita (se o fosse realmente, para quê essa duplicação ilusória?), prefiro sonhar que as superfícies polidas representam e prometem o infinito…</text:p>
      <text:p text:style-name="P1">A luz procede de algumas frutas esféricas que levam o nome de lâmpadas. Há duas em cada hexágono: transversais. A luz que emitem é insuficiente, incessante. Como todos os homens da Biblioteca, viajei na minha juventude; peregrinei em busca de um livro, talvez do catálogo de catálogos; agora que meus olhos quase não podem decifrar o que escrevo, preparo-me para morrer; a poucas léguas do hexágono em que nasci.</text:p>
      <text:p text:style-name="P1">Morto, não faltarão mãos piedosas que me joguem pela balaustrada; minha sepultura será o ar insondável; meu corpo cairá demoradamente e se corromperá e dissolverá no vento gerado pela queda, que é infinita. Afirmo que a Biblioteca é interminável.</text:p>
      <text:p text:style-name="P1">Os idealistas argúem que as salas hexagonais são uma forma necessária do espaço absoluto ou, pelo menos, de nossa intuição do espaço. Alegam que é inconcebível uma sala triangular ou pentagonal. (os místicos pretendem que o êxtase lhes revele uma câmara circular com um grande livro circular de lombada contínua, que siga toda a volta das paredes; mas seu testemunho é suspeito; suas palavras, obscuras. Esse livro cíclico é Deus). Basta-me, por ora, repetir o preceito clássico: “A Biblioteca é uma esfera cujo centro cabal é qualquer hexágono, cuja circunferência é inacessível”.</text:p>
      <text:p text:style-name="P1">A cada um dos muros de cada hexágono correspondem cinco estantes; cada estante encerra trinta e dois livros de formato uniforme; cada livro é de quatrocentas e dez páginas; cada página, de <text:soft-page-break/>quarenta linhas; cada linha, de umas oitenta letras de cor preta.</text:p>
      <text:p text:style-name="P1">Também há letras no dorso de cada livro; essas letras não indicam ou prefiguram o que dirão as páginas. Sei que essa inconexão, certa vez, pareceu misteriosa. Antes de resumir a solução (cuja descoberta, apesar de suas trágicas projeções, é talvez o fato capital da história), quero rememorar alguns axiomas.</text:p>
      <text:p text:style-name="P1">O primeiro: a Biblioteca existe ab aeterno. Dessa verdade cujo corolário imediato é a eternidade futura do mundo, nenhuma mente razoável pode duvidar. O homem, o imperfeito bibliotecário, pode ser obra do acaso ou dos demiurgos malévolos; o Universo, com seu elegante provimento de prateleiras, de tomos enigmáticos, de infatigáveis escadas para o viajante e de latrinas para o bibliotecário sentado, somente pode ser obra de um deus.</text:p>
      <text:p text:style-name="P1">Para perceber a distância que há entre o divino e o humano, basta comparar esses rudes símbolos trêmulos que minha falível mão garatuja na capa de um livro, com as letras orgânicas do interior: pontuais, delicadas, negríssimas, inimitavelmente simétricas.</text:p>
      <text:p text:style-name="P1">O segundo: O número de símbolos ortográficos é vinte e cinco[1]. Essa comprovação permitiu, depois de trezentos anos, formular uma teoria geral da Biblioteca e resolver satisfatoriamente o problema que nenhuma conjectura decifrara: a natureza disforme e caótica de quase todos os livros.</text:p>
      <text:p text:style-name="P1">Um, que meu pai viu em um hexágono do circuito quinze noventa e quatro, constava das letras M C V perversamente repetidas da primeira linha até à última. Outro (muito consultado nesta área) é um simples labirinto de letras, mas a página penúltima diz Oh, tempo tuas pirâmides.</text:p>
      <text:p text:style-name="P1">Já se sabe: para uma linha razoável com uma correta informação, há léguas de insensatas cacofonias, de confusões verbais e de incoerências. (Sei de uma região montanhosa cujos bibliotecários repudiam o supersticioso e vão costume de procurar sentido nos livros e o equiparam ao de procurá-lo nos sonhos ou nas linhas caóticas da mão… Admitem que os inventores da escrita imitaram os vinte e cinco símbolos naturais, mas sustentam que essa aplicação é casual, e que os livros em si nada significam. Esse ditame, já veremos, não é completamente falaz).</text:p>
      <text:p text:style-name="P1">Durante muito tempo, acreditou-se que esses livros impenetráveis correspondiam a línguas pretéritas ou remotas. É verdade que os homens mais antigos, os primeiros bibliotecários, usavam uma linguagem assaz diferente da que falamos agora; é verdade que algumas milhas à direita a língua é dialetal e que noventa andares mais acima é incompreensível.</text:p>
      <text:p text:style-name="P1">Tudo isso, repito-o, é verdade, mas quatrocentas e dez páginas de inalteráveis M C V não podem corresponder a nenhum idioma, por dialetal ou rudimentar que seja. Uns insinuaram que cada letra podia influir na subsequente e que o valor de M C V na terceira linha da página 71 não era o que pode ter a mesma série noutra posição de outra página, mas essa vaga tese não prosperou. Outros pensaram em criptografias; universalmente essa conjectura foi aceite, ainda que não no sentido em que a formularam seus inventores.</text:p>
      <text:p text:style-name="P1">Há quinhentos anos, o chefe de um hexágono superior[2] deparou com um livro tão confuso quanto os outros, porém que possuía quase duas folhas de linhas homogêneas. Mostrou o seu achado a um decifrador ambulante, que lhe disse que estavam redigidas em português; outros lhe afirmaram que em iídiche. Antes de um século pôde ser estabelecido o idioma: um dialeto samoiedo-<text:soft-page-break/>lituano do guarani, com inflexões de árabe clássico.</text:p>
      <text:p text:style-name="P1">Também decifrou-se o conteúdo: noções de análise combinatória, ilustradas por exemplos de variantes com repetição ilimitada. Esses exemplos permitiram que um bibliotecário de gênio descobrisse a lei fundamental da Biblioteca. Esse pensador observou que todos os livros, por diversos que sejam, constam de elementos iguais: o espaço, o ponto, a vírgula as vinte e duas letras do alfabeto.</text:p>
      <text:p text:style-name="P1">Também alegou um fato que todos os viajantes confirmaram: “Não há, na vasta Biblioteca, dois livros idênticos”. Dessas premissas incontrovertíveis deduziu que a Biblioteca é total e que suas prateleiras registram todas as possíveis combinações dos vinte e tantos símbolos ortográficos (numero, ainda que vastíssimo, não infinito), ou seja, tudo o que é dado expressar: em todos os idiomas.</text:p>
      <text:p text:style-name="P1">Tudo: a história minuciosa do futuro, as autobiografias dos arcanjos, o catálogo fiel da Biblioteca, milhares e milhares de catálogos falsos, a demonstração da falácia desses catálogos, a demonstração da falácia do catálogo verdadeiro, o evangelho gnóstico de Basilides, o comentário desse evangelho, o comentário do comentário desse evangelho, o relato verídico de tua morte, a versão de cada livro em todas as línguas, as interpolações de cada livro em todos os livros; o tratado que Beda pôde escrever (e não escreveu) sobre a mitologia dos saxões, os livros perdidos de Tácito.</text:p>
      <text:p text:style-name="P1">Quando se proclamou que a Biblioteca abarcava todos os livros, a primeira impressão foi de extravagante felicidade. Todos os homens sentiram-se senhores de um tesouro intacto e secreto. Não havia problema pessoal ou mundial cuja eloquente solução não existisse: em algum hexágono. o Universo estava justificado, o Universo bruscamente usurpou as dimensões ilimitadas da esperança.</text:p>
      <text:p text:style-name="P1">Naquele tempo falou-se muito das Vindicações: livros de apologia e de profecia, que para sempre vindicavam os actos de cada homem do Universo e guardavam arcanos prodigiosos para seu futuro. Milhares de cobiçosos abandonaram o doce hexágono natal e precipitaram-se escadas acima, premidos pelo vão propósito de encontrar sua Vindicação.</text:p>
      <text:p text:style-name="P1">Esses peregrinos disputavam nos corredores estreitos, proferiam obscuras maldições, estrangulavam-se nas escadas divinas, jogavam os livros enganosos no fundo dos túneis, morriam despenhados pelos homens de regiões remotas. Outros enlouqueceram… As Vindicações existem (vi duas que se referem a pessoas do futuro, a pessoas talvez não imaginárias) mas os que procuravam não recordavam que a possibilidade de que um homem encontre a sua, ou alguma pérfida variante da sua, é computável em zero.</text:p>
      <text:p text:style-name="P1">Também se esperou então o esclarecimento dos mistérios básicos da humanidade: a origem da Biblioteca e do tempo. É verosímil que esses graves mistérios possam explicar-se em palavras: se não bastar a linguagem dos filósofos, a multiforme Biblioteca produzirá o idioma inaudito que se requer e os vocabulários e gramáticas desse idioma. Faz já quatro séculos que os homens esgotam os hexágonos…</text:p>
      <text:p text:style-name="P1">Existem investigadores oficiais, inquisidores. Eu os vi no desempenho de sua função: chegam sempre estafados; falam de uma escada sem degraus que quase os matou; falam de galerias e de escadas com o bibliotecário; às vezes, pegam o livro mais próximo e o folheiam, á procura de <text:soft-page-break/>palavras infames. Visivelmente, ninguém espera descobrir nada.</text:p>
      <text:p text:style-name="P1">A desmedida esperança, sucedeu, como é natural, uma depressão excessiva. A certeza de que alguma prateleira em algum hexágono encerrava livros preciosos e de que esses livros preciosos eram inacessíveis afigurou-se quase intolerável. Uma seita blasfema sugeriu que cessassem as buscas e que todos os homens misturassem letras e símbolos, até construir, mediante um improvável dom do acaso, esses livros canônicos.</text:p>
      <text:p text:style-name="P1">As autoridades viram-se obrigadas a promulgar ordens severas. A seita desapareceu, mas na minha infância vi homens velhos que demoradamente se ocultavam nas latrinas, com alguns discos de metal num fritilo proibido, e debilmente arremedavam a divina desordem.</text:p>
      <text:p text:style-name="P1">Outros, inversamente, acreditaram que o primordial era eliminar as obras inúteis. Invadiam os hexágonos, exibiam credenciais nem sempre falsas, folheavam com fastio um volume e condenavam prateleiras inteiras: a seu furor higiênico, ascético, deve-se a insensata perda de milhões de livros. Seu nome é execrado, mas aqueles que deploram os “tesouros” destruídos por seu frenesi negligenciam dois fatos notórios.</text:p>
      <text:p text:style-name="P1">Um: a Biblioteca é tão imensa que toda redução de origem humana resulta infinitesimal. Outro: cada exemplar é único, insubstituível, mas (como a Biblioteca é total) há sempre várias centenas de milhares de fac-símiles imperfeitos: de obras que apenas diferem por uma letra ou por uma virgula. Contra a opinião geral, atrevo-me a supor que as consequências das depredações cometidas pelos Purificadores foram exageradas graças ao horror que esses fanáticos provocaram. Urgia-lhes o delírio de conquistar os livros do Hexágono Carmesim: livros de formato menor que os naturais; onipotentes, ilustrados e mágicos.</text:p>
      <text:p text:style-name="P1">Também sabemos de outra superstição daquele tempo: a do Homem do Livro. Em alguma estante de algum hexágono (raciocinaram os homens) deve existir um livro que seja a cifra e o compêndio perfeito de todos os demais: algum bibliotecário o consultou e é análogo a um deus.</text:p>
      <text:p text:style-name="P1">Na linguagem desta área persistem ainda vestígios do culto desse funcionário remoto. Muitos peregrinaram à procura d’Ele. Durante um século trilharam em vão os mais diversos rumos. Como localizar o venerado hexágono secreto que o hospedava? alguém propôs um método regressivo: Para localizar o livro A, consultar previamente um livro B, que indique o lugar de A; para localizar o livro B, consultar previamente um livro C, e assim até o infinito…</text:p>
      <text:p text:style-name="P1">Em aventuras como essas, prodigalizei e consumi meus anos. Não me parece inverosímil que em alguma prateleira do Universo haja um livro total; rogo aos deuses ignorados que um homem – um só, ainda que seja há mil anos! – o tenha examinado e lido. Se a honra e a sabedoria e a felicidade não estão para mim, que sejam para outros. Que o céu exista, embora meu lugar seja o inferno. Que eu seja ultrajado e aniquilado, mas que num instante, num ser, Tua enorme Biblioteca Se justifique.</text:p>
      <text:p text:style-name="P1">Afirmam os ímpios que o disparate é normal na Biblioteca e que o razoável (e mesmo a humilde e pura coerência) é quase milagrosa exceção. Falam (eu o sei) de “a Biblioteca febril, cujos fortuitos volumes correm o incessante risco de transformar-se em outros e que tudo afirmam, negam e confundem como uma divindade que delira”.</text:p>
      <text:p text:style-name="P1"><text:soft-page-break/>Essas palavras, que não apenas denunciam a desordem mas que também a exemplificam, provam, evidentemente, seu gosto péssimo e sua desesperada ignorância. De fato, a Biblioteca inclui todas as estruturas verbais, todas as variantes que permitem os vinte e cinco símbolos ortográficos, porém nem um único disparate absoluto. Inútil observar que o melhor volume dos muitos hexágonos que administro intitula-se Trono Penteado, e outro A Cãibra de Gesso e outro Axaxaxas mlö.</text:p>
      <text:p text:style-name="P1">Essas proposições, à primeira vista incoerentes, sem dúvida são passíveis de uma justificativa criptográfica ou alegórica; essa justificativa é verbal e, ex hypothesi, já figura na Biblioteca. Não posso combinar certos caracteres que a divina Biblioteca não tenha previsto e que em alguma de suas línguas secretas não contenham um terrível sentido. Ninguém pode articular uma sílaba que não esteja cheia de ternuras e de temores; que não seja em alguma dessas linguagens o nome poderoso de um deus. Falar é incorrer em tautologias.</text:p>
      <text:p text:style-name="P1">Esta epístola inútil e palavrosa já existe num dos trinta volumes das cinco prateleiras de um dos incontáveis hexágonos – e também sua refutação. (Um número n de linguagens possíveis usa o mesmo vocabulário; em alguns, o símbolo biblioteca admite a correta definição ubíquo e perdurável sistema de galerias hexagonais, mas biblioteca é pão ou pirâmide ou qualquer outra coisa, e as sete palavras que a definem tem outro valor. Você, que me lê, tem certeza de entender minha linguagem?)</text:p>
      <text:p text:style-name="P1">A escrita metódica distrai-me da presente condição dos homens. A certeza de que tudo está escrito nos anula ou nos fantasmagórica. Conheço distritos em que os jovens se prostram diante dos livros e beijam com barbárie as páginas, mas não sabem decifrar uma única letra.</text:p>
      <text:p text:style-name="P1">As epidemias, as discórdias heréticas, as peregrinações que inevitavelmente degeneram em bandoleirismo, dizimaram a população. Acredito ter mencionado os suicídios, cada ano mais frequentes. Talvez me enganem a velhice e o temor, mas suspeito que a espécie humana – a única – está por extinguir-se e que a Biblioteca perdurará: iluminada, solitária, infinita, perfeitamente imóvel, armada de volumes preciosos, inútil, incorruptível, secreta.</text:p>
      <text:p text:style-name="P1">Acabo de escrever infinita. Não interpolei esse adjetivo por costume retórico; digo que não é ilógico pensar que o mundo é infinito. Aqueles que o julgam limitado postulam que em lugares remotos os corredores e escadas e hexágonos podem inconcebivelmente cessar – o que é absurdo. Aqueles que o imaginam sem limites esquecem que os abrange o número possível de livros.</text:p>
      <text:p text:style-name="P1">Atrevo-me a insinuar esta solução do antigo problema: A Biblioteca é ilimitada e periódica. Se um eterno viajante a atravessasse em qualquer direção, comprovaria ao fim dos séculos que os mesmos volumes se repetem na mesma desordem (que, reiterada, seria uma ordem: a Ordem). Minha solidão alegra-se com essa elegante esperança.</text:p>
      <text:p text:style-name="Text_20_body"/>
      <text:p text:style-name="P3">[1] expressão popular para resplendor.</text:p>
      <text:p text:style-name="P3">[2] Mesmo que gupiara, depósito de diamant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45:28.851069150</meta:creation-date>
    <dc:date>2017-07-07T17:59:51.35364292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46" meta:word-count="2468" meta:character-count="15649" meta:non-whitespace-character-count="13225"/>
  </office:meta>
</office:document-meta>
</file>